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Название категории</text:p>
          </table:table-cell>
          <table:table-cell office:value-type="string">
            <text:p>Количество новостей</text:p>
          </table:table-cell>
        </table:table-row>
        <table:table-row table:style-name="ro1">
          <table:table-cell office:value-type="string">
            <text:p>Мир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Спорт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Бывший СССР</text:p>
          </table:table-cell>
          <table:table-cell office:value-type="string">
            <text:p>15</text:p>
          </table:table-cell>
        </table:table-row>
        <table:table-row table:style-name="ro1">
          <table:table-cell office:value-type="string">
            <text:p>Россия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Силовые структуры</text:p>
          </table:table-cell>
          <table:table-cell office:value-type="string">
            <text:p>9</text:p>
          </table:table-cell>
        </table:table-row>
        <table:table-row table:style-name="ro1">
          <table:table-cell office:value-type="string">
            <text:p>Новости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Из жизни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Приложения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Культура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виртуальная реальность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V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Oculus Ri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 I/O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ardboar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Aviasales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 Play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droide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Видео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 IO 2015</text:p>
          </table:table-cell>
          <table:table-cell office:value-type="string">
            <text:p>1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9:01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9:01:30.53</meta:creation-date>
    <dc:date>2015-05-31T19:01:31.82</dc:date>
    <meta:editing-duration>PT6S</meta:editing-duration>
    <meta:editing-cycles>1</meta:editing-cycles>
    <meta:document-statistic meta:table-count="3" meta:cell-count="42" meta:object-count="0"/>
    <meta:generator>OpenOffice/4.0.0$Win32 OpenOffice.org_project/400m3$Build-9702</meta:generator>
  </office:meta>
</office:document-meta>
</file>